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SpaceCache.get( String base , String iccProfileSr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orSpaceCache.ColorSpaceCache( URI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